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3.4953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4.54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165in" fo:break-before="page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35in" fo:break-before="auto" style:use-optimal-row-height="false"/>
    </style:style>
    <style:style style:name="ta1" style:family="table" style:master-page-name="PageStyle_5f_WEDNESDAY">
      <style:table-properties table:display="true" style:writing-mode="lr-tb" tableooo:tab-color="#e4eef8"/>
    </style:style>
    <style:style style:name="ta2" style:family="table" style:master-page-name="PageStyle_5f_THURSDAY">
      <style:table-properties table:display="true" style:writing-mode="lr-tb" tableooo:tab-color="#e4eef8"/>
    </style:style>
    <style:style style:name="ta3" style:family="table" style:master-page-name="PageStyle_5f_FRIDAY">
      <style:table-properties table:display="true" style:writing-mode="lr-tb" tableooo:tab-color="#e4eef8"/>
    </style:style>
    <style:style style:name="ta4" style:family="table" style:master-page-name="PageStyle_5f_SATURDAY">
      <style:table-properties table:display="true" style:writing-mode="lr-tb" tableooo:tab-color="#e4eef8"/>
    </style:style>
    <style:style style:name="ta5" style:family="table" style:master-page-name="PageStyle_5f_PRE-FEST">
      <style:table-properties table:display="true" style:writing-mode="lr-tb" tableooo:tab-color="#e4eef8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8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42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0" style:family="table-cell" style:parent-style-name="Default" style:data-style-name="N42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1" style:family="table-cell" style:parent-style-name="Default" style:data-style-name="N148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3" style:family="table-cell" style:parent-style-name="Default" style:data-style-name="N100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>
      <style:table-cell-properties fo:padding="0.028in"/>
      <style:text-properties style:font-name="Liberation Sans"/>
    </style:style>
    <style:style style:name="ce26" style:family="table-cell" style:parent-style-name="Default">
      <style:text-properties style:font-name="Liberation Sans"/>
    </style:style>
    <style:style style:name="ce27" style:family="table-cell" style:parent-style-name="Default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42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padding="0.028in"/>
      <style:text-properties style:font-name="Liberation Sans"/>
    </style:style>
    <style:style style:name="ce30" style:family="table-cell" style:parent-style-name="Default">
      <style:table-cell-properties fo:background-color="#ffffff"/>
      <style:text-properties style:font-name="Liberation Sans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32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5" style:family="table-cell" style:parent-style-name="Default" style:data-style-name="N149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6" style:family="table-cell" style:parent-style-name="Default" style:data-style-name="N149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39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color="#ffffff"/>
    </style:style>
    <style:style style:name="T3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super"/>
    </style:style>
    <style:style style:name="T4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0%"/>
    </style:style>
    <style:style style:name="T5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per"/>
    </style:style>
    <style:style style:name="T7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WEDNESDAY" table:style-name="ta1" table:print-ranges="WEDNESDAY.B2:WEDNESDAY.E26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24T22:16:06.848408" calcext:value-type="date">
            <text:p>03/24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WEDNESDAY – MARCH 29<text:span text:style-name="T1">th</text:span>, 2017</text:p>
          </table:table-cell>
          <table:table-cell table:style-name="ce14" office:value-type="string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inner Party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s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When Togetherness won't combine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41, 87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Rejsen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Y(Our) Silence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A prurience for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The Crash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Hunt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The Boy from Under and the Broken Girl of the Sky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Occurence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The Promised Land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5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50-6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6:30-9:15</text:p>
          </table:table-cell>
          <table:table-cell table:style-name="ce19" office:value-type="string" calcext:value-type="string">
            <text:p>ADJUDCATION CONCERT 1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15M00S" calcext:value-type="time">
            <text:p>9:1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WEDNESDAY.$B$2:.$E$28" table:range-usable-as="print-range"/>
        </table:named-expressions>
      </table:table>
      <table:table table:name="THURSDAY" table:style-name="ta2" table:print-ranges="THURSDAY.B2:THURSDAY.E36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style-name="ce27"/>
          <table:table-cell table:style-name="ce28"/>
          <table:table-cell table:style-name="ce27" table:number-columns-repeated="253"/>
          <table:table-cell table:style-name="ce29" table:number-columns-repeated="3"/>
          <table:table-cell table:style-name="ce30" table:number-columns-repeated="766"/>
        </table:table-row>
        <table:table-header-rows>
          <table:table-row table:style-name="ro2">
            <table:table-cell table:style-name="ce2"/>
            <table:table-cell table:style-name="ce5" table:formula="of:=[WEDNESDAY.B2]" office:value-type="string" office:string-value="ACDA 2017 Central Technical Schedule v2" calcext:value-type="string" table:number-columns-spanned="3" table:number-rows-spanned="1">
              <text:p>ACDA 2017 Central Technical Schedule v2</text:p>
            </table:table-cell>
            <table:covered-table-cell table:number-columns-repeated="2" table:style-name="ce12"/>
            <table:table-cell table:style-name="ce22" table:formula="of:=[$'PRE-FEST'.D2]" office:value-type="string" office:string-value="Updated:" calcext:value-type="string">
              <text:p>Updated:</text:p>
            </table:table-cell>
            <table:table-cell table:style-name="ce2" table:number-columns-repeated="1019"/>
          </table:table-row>
          <table:table-row table:style-name="ro3">
            <table:table-cell table:style-name="ce3"/>
            <table:table-cell table:style-name="ce6" table:formula="of:=[$'PRE-FEST'.B3]" office:value-type="string" office:string-value="SUBJECT TO CHANGE" calcext:value-type="string" table:number-columns-spanned="2" table:number-rows-spanned="1">
              <text:p>SUBJECT TO CHANGE</text:p>
            </table:table-cell>
            <table:covered-table-cell table:style-name="ce13"/>
            <table:table-cell table:style-name="ce13"/>
            <table:table-cell table:style-name="ce23" table:formula="of:=[$'PRE-FEST'.D3]" office:value-type="date" office:date-value="2017-03-24T22:16:06.848408" calcext:value-type="date">
              <text:p>03/24/2017</text:p>
            </table:table-cell>
            <table:table-cell table:style-name="ce3" table:number-columns-repeated="1019"/>
          </table:table-row>
          <table:table-row table:style-name="ro4">
            <table:table-cell/>
            <table:table-cell table:style-name="ce7"/>
            <table:table-cell table:style-name="ce14" office:value-type="string" calcext:value-type="string">
              <text:p>THURSDAY – MARCH 30<text:span text:style-name="T1">th</text:span>, 2017</text:p>
            </table:table-cell>
            <table:table-cell table:style-name="ce14" table:formula="of:=[WEDNESDAY.D4]" office:value-type="string" office:string-value="WILNER THEATRE" calcext:value-type="string" table:number-columns-spanned="2" table:number-rows-spanned="1">
              <text:p>WILNER THEATRE</text:p>
            </table:table-cell>
            <table:covered-table-cell table:style-name="ce14"/>
            <table:table-cell table:number-columns-repeated="1019"/>
          </table:table-row>
          <table:table-row table:style-name="ro4">
            <table:table-cell table:style-name="ce3"/>
            <table:table-cell table:style-name="ce8" office:value-type="string" calcext:value-type="string">
              <text:p>TIME</text:p>
            </table:table-cell>
            <table:table-cell table:style-name="ce15" office:value-type="string" calcext:value-type="string">
              <text:p>DANCE PIECE TO TECH</text:p>
            </table:table-cell>
            <table:table-cell table:style-name="ce21" office:value-type="string" calcext:value-type="string">
              <text:p>COLLEGE/UNIVERSITY</text:p>
            </table:table-cell>
            <table:table-cell table:style-name="ce15" office:value-type="string" calcext:value-type="string">
              <text:p>NOTES</text:p>
            </table:table-cell>
            <table:table-cell table:style-name="ce3" table:number-columns-repeated="1019"/>
          </table:table-row>
        </table:table-header-rows>
        <table:table-row table:style-name="ro4">
          <table:table-cell/>
          <table:table-cell table:style-name="ce9" office:value-type="string" calcext:value-type="string">
            <text:p>7:00-7:4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40-8:00</text:p>
          </table:table-cell>
          <table:table-cell table:style-name="ce17" office:value-type="string" calcext:value-type="string">
            <text:p>Weeping Women</text:p>
          </table:table-cell>
          <table:table-cell table:style-name="ce16" office:value-type="string" calcext:value-type="string">
            <text:p>Friend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00-8:20</text:p>
          </table:table-cell>
          <table:table-cell table:style-name="ce17" office:value-type="string" calcext:value-type="string">
            <text:p>Nimbus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20-8:40</text:p>
          </table:table-cell>
          <table:table-cell table:style-name="ce17" office:value-type="string" calcext:value-type="string">
            <text:p>I Shall Wear My Trousers Rolled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40-8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50-9:10</text:p>
          </table:table-cell>
          <table:table-cell table:style-name="ce17" office:value-type="string" calcext:value-type="string">
            <text:p>Regeneration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10-9:30</text:p>
          </table:table-cell>
          <table:table-cell table:style-name="ce17" office:value-type="string" calcext:value-type="string">
            <text:p>Arise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30-9:50</text:p>
          </table:table-cell>
          <table:table-cell table:style-name="ce17" office:value-type="string" calcext:value-type="string">
            <text:p>Descant</text:p>
          </table:table-cell>
          <table:table-cell table:style-name="ce16" office:value-type="string" calcext:value-type="string">
            <text:p>Brookhaven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9:50-10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Unnoticed Before: <text:s/>Awake Now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 was in silence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2:0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00-12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30-2:30</text:p>
          </table:table-cell>
          <table:table-cell table:style-name="ce19" office:value-type="string" calcext:value-type="string">
            <text:p>ADJUDCATION CONCERT 2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30-2:40</text:p>
          </table:table-cell>
          <table:table-cell table:style-name="ce18" office:value-type="string" calcext:value-type="string">
            <text:p>POST-CONCERT Buffer/Break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heavy planet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Algorithm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7" office:value-type="string" calcext:value-type="string">
            <text:p>An Encount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3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50-4:10</text:p>
          </table:table-cell>
          <table:table-cell table:style-name="ce17" office:value-type="string" calcext:value-type="string">
            <text:p>The Last Day in Decemb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10-4:30</text:p>
          </table:table-cell>
          <table:table-cell table:style-name="ce17" office:value-type="string" calcext:value-type="string">
            <text:p>Resettle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30-4:50</text:p>
          </table:table-cell>
          <table:table-cell table:style-name="ce17" office:value-type="string" calcext:value-type="string">
            <text:p>Potentially Kinetic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4:50-5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00-5:20</text:p>
          </table:table-cell>
          <table:table-cell table:style-name="ce17" office:value-type="string" calcext:value-type="string">
            <text:p>My Life Closed Twice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20-5:40</text:p>
          </table:table-cell>
          <table:table-cell table:style-name="ce17" office:value-type="string" calcext:value-type="string">
            <text:p>No Quarter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40-6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6:00-7:0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00-7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30-9:30</text:p>
          </table:table-cell>
          <table:table-cell table:style-name="ce19" office:value-type="string" calcext:value-type="string">
            <text:p>ADJUDCATION CONCERT 3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30M00S" calcext:value-type="time">
            <text:p>9:30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THURSDAY.$B$2:.$E$38" table:range-usable-as="print-range"/>
        </table:named-expressions>
      </table:table>
      <table:table table:name="FRIDAY" table:style-name="ta3" table:print-ranges="FRIDAY.B2:FRIDAY.E28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table:formula="of:=[WEDNESDAY.B2]" office:value-type="string" office:string-value="ACDA 2017 Central Technical Schedule v2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24T22:16:06.848408" calcext:value-type="date">
            <text:p>03/24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FRIDAY – MARCH 31st, 2017</text:p>
          </table:table-cell>
          <table:table-cell table:style-name="ce14" table:formula="of:=[WEDNESDAY.D4]" office:value-type="string" office:string-value="WILNER THEATRE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es Puemes de Prevert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Grounded Dove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on how to be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But when are we going to paint the apartment?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Wild Hear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Grou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Itchy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After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Under the skin</text:p>
          </table:table-cell>
          <table:table-cell table:style-name="ce16" office:value-type="string" calcext:value-type="string">
            <text:p>University of Tuls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UnTAPped Potential</text:p>
          </table:table-cell>
          <table:table-cell table:style-name="ce16" office:value-type="string" calcext:value-type="string">
            <text:p>University of Kansas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Saltwaters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float" office:value="1346" calcext:value-type="float">
            <text:p>1346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4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50-5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30-8:00</text:p>
          </table:table-cell>
          <table:table-cell table:style-name="ce19" office:value-type="string" calcext:value-type="string">
            <text:p>ADJUDCATION CONCERT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00-8:15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15-9:45</text:p>
          </table:table-cell>
          <table:table-cell table:style-name="ce19" office:value-type="string" calcext:value-type="string">
            <text:p>ADJUDCATION FEEDBACK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time" office:time-value="PT21H45M00S" calcext:value-type="time">
            <text:p>09:4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18" office:value-type="string" calcext:value-type="string">
            <text:p>END OF D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FRIDAY.$B$2:.$E$36" table:range-usable-as="print-range"/>
        </table:named-expressions>
      </table:table>
      <table:table table:name="SATURDAY" table:style-name="ta4" table:print-ranges="SATURDAY.B2:SATURDAY.E2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32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24T22:16:06.848408" calcext:value-type="date">
            <text:p>03/24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ATURDAY – <text:span text:style-name="T2">APRIL 1</text:span><text:span text:style-name="T3">st</text:span><text:span text:style-name="T4">, 2017</text:span></text:p>
          </table:table-cell>
          <table:table-cell table:style-name="ce14" table:formula="of:=[WEDNESDAY.D4]" office:value-type="string" office:string-value="WILNER THEATRE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35" office:value-type="string" calcext:value-type="string">
            <text:p>10:00-11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00-11:2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20-11:4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40-12:0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12:00-12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10-12:3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30-12:5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50-1:1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1:10-2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10-2:3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30-2:5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50-3:1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3:10-3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3:20-3:4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3:40-4:20</text:p>
          </table:table-cell>
          <table:table-cell table:style-name="ce37" office:value-type="string" calcext:value-type="string">
            <text:p>Untitled Guest Artist piece (Darrell)</text:p>
          </table:table-cell>
          <table:table-cell table:style-name="ce38" office:value-type="string" calcext:value-type="string">
            <text:p>Wichita State University</text:p>
          </table:table-cell>
          <table:table-cell table:style-name="ce38" office:value-type="string" calcext:value-type="string">
            <text:p>40 minute tech rehearsal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4:20-4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4:40-6:20</text:p>
          </table:table-cell>
          <table:table-cell table:style-name="ce18" office:value-type="string" calcext:value-type="string">
            <text:p>EXTENDED 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6:20-7:0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7:00-9:45</text:p>
          </table:table-cell>
          <table:table-cell table:style-name="ce19" office:value-type="string" calcext:value-type="string">
            <text:p>GALA CONCERT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9:45-10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6" office:value-type="float" office:value="0.916666666666667" calcext:value-type="float">
            <text:p>10:00 PM</text:p>
          </table:table-cell>
          <table:table-cell table:style-name="ce18" office:value-type="string" calcext:value-type="string">
            <text:p>GALA RECEPTION</text:p>
          </table:table-cell>
          <table:table-cell table:style-name="ce18"/>
          <table:table-cell table:style-name="ce18" office:value-type="string" calcext:value-type="string">
            <text:p>GALA RECEPTION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PRE-FEST'.$A$1" table:cell-range-address="$SATURDAY.$B$2:.$E$30" table:range-usable-as="print-range"/>
        </table:named-expressions>
      </table:table>
      <table:table table:name="PRE-FEST" table:style-name="ta5" table:print-ranges="'PRE-FEST'.B2:'PRE-FEST'.D2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7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2" table:number-rows-spanned="1">
            <text:p>ACDA 2017 Central Technical Schedule v2</text:p>
          </table:table-cell>
          <table:covered-table-cell table:style-name="ce12"/>
          <table:table-cell table:style-name="ce39" office:value-type="string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2" office:value-type="string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NOW()" office:value-type="date" office:date-value="2017-03-24T22:16:06.848408" calcext:value-type="date">
            <text:p>03/24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ATURDAY – MARCH 25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WILNER THEATRE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5" office:value-type="string" calcext:value-type="string">
            <text:p>9:00-12:00</text:p>
          </table:table-cell>
          <table:table-cell table:style-name="ce16" office:value-type="string" calcext:value-type="string">
            <text:p>Fit Up / Lighting and softgoods hang – All Crew and Limite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6" office:value-type="string" calcext:value-type="string">
            <text:p>12:00-1:00</text:p>
          </table:table-cell>
          <table:table-cell table:number-columns-repeated="2" table:style-name="ce18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5:00</text:p>
          </table:table-cell>
          <table:table-cell table:style-name="ce16" office:value-type="string" calcext:value-type="string">
            <text:p>Fit Up / Lighting hang – All Crew and Limite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UNDAY – MARCH 26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4:45</text:p>
          </table:table-cell>
          <table:table-cell table:style-name="ce16" office:value-type="string" calcext:value-type="string">
            <text:p>Lighting Focus: Overheads and FOH – Limited Crew an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4:45-5:00</text:p>
          </table:table-cell>
          <table:table-cell table:style-name="ce16" office:value-type="string" calcext:value-type="string">
            <text:p>Unroll Dance Floor on Stage – Limited Crew an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5:00-TBA</text:p>
          </table:table-cell>
          <table:table-cell table:style-name="ce16" office:value-type="string" calcext:value-type="string">
            <text:p>Troubleshooting - Ben Roose and Brianna Baxley (if required)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MONDAY - MARCH 27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9:30-11:00</text:p>
          </table:table-cell>
          <table:table-cell table:style-name="ce16" office:value-type="string" calcext:value-type="string">
            <text:p>Lay Dance Floor – WSU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1:00-1:00</text:p>
          </table:table-cell>
          <table:table-cell table:style-name="ce16" office:value-type="string" calcext:value-type="string">
            <text:p>Sound and Coms Load In – Performance Facility Crew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3:00</text:p>
          </table:table-cell>
          <table:table-cell table:style-name="ce16" office:value-type="string" calcext:value-type="string">
            <text:p>Lighting Focus: Booms – Ben, Brianna, and Kyle Only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3:00-TBA</text:p>
          </table:table-cell>
          <table:table-cell table:style-name="ce16" office:value-type="string" calcext:value-type="string">
            <text:p>Troubleshoot and Clean Up Prior to Festival – Ben, Brianna, and Kyle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6"/>
          <table:table-cell table:style-name="ce18" office:value-type="string" calcext:value-type="string">
            <text:p>END OF PRE-FESTIVAL FIT UP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'PRE-FEST'.$B$2:.$D$21" table:range-usable-as="print-range"/>
        </table:named-expressions>
      </table:table>
      <table:table table:name="POST-FEST" table:style-name="ta4" table:print-ranges="'POST-FEST'.B2:'POST-FEST'.D14">
        <table:shapes>
          <draw:frame draw:z-index="0" draw:name="Image 1" draw:style-name="gr1" draw:text-style-name="P1" svg:width="0.713in" svg:height="0.3181in" svg:x="0.4339in" svg:y="4.4547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7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2" table:number-rows-spanned="1">
            <text:p>ACDA 2017 Central Technical Schedule v2</text:p>
          </table:table-cell>
          <table:covered-table-cell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2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[$'PRE-FEST'.D3]" office:value-type="date" office:date-value="2017-03-24T22:16:06.848408" calcext:value-type="date">
            <text:p>03/24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UNDAY – <text:span text:style-name="T5">APRIL 2</text:span><text:span text:style-name="T6">nd</text:span><text:span text:style-name="T7">,</text:span><text:span text:style-name="T8"> 2017</text:span>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WILNER THEATRE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5" office:value-type="string" calcext:value-type="string">
            <text:p>1:00-5:00</text:p>
          </table:table-cell>
          <table:table-cell table:style-name="ce16" office:value-type="string" calcext:value-type="string">
            <text:p>Strike and restore all stage and dressing rooms – Crew and WSU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IN ADDITION</text:p>
          </table:table-cell>
          <table:table-cell table:style-name="ce16" office:value-type="string" calcext:value-type="string">
            <text:p>Return equipment to Miller Concert Hall and Heskett Center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MONDAY – APRIL 3<text:span text:style-name="T1">rd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TBA</text:p>
          </table:table-cell>
          <table:table-cell table:style-name="ce16" office:value-type="string" calcext:value-type="string">
            <text:p>Return equipment to TSI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6"/>
          <table:table-cell table:style-name="ce18" office:value-type="string" calcext:value-type="string">
            <text:p>END OF ACDA 2017 CONFERENCE</text:p>
          </table:table-cell>
          <table:table-cell table:style-name="ce18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40" table:number-columns-spanned="1" table:number-rows-spanned="2"/>
          <table:table-cell table:style-name="ce41" office:value-type="string" calcext:value-type="string" table:number-columns-spanned="2" table:number-rows-spanned="1">
            <text:p>Except where otherwise noted, this work is licensed under Creative Commons Attribution-ShareAlike 4.0.</text:p>
          </table:table-cell>
          <table:covered-table-cell table:style-name="ce42"/>
          <table:table-cell table:number-columns-repeated="1020"/>
        </table:table-row>
        <table:table-row table:style-name="ro7">
          <table:table-cell/>
          <table:covered-table-cell/>
          <table:table-cell table:style-name="ce41" office:value-type="string" calcext:value-type="string" table:number-columns-spanned="2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42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22:14:01.155200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3-24T22:16:06.722715517</dc:date>
    <meta:print-date>2011-03-18T12:21:47</meta:print-date>
    <meta:editing-cycles>65</meta:editing-cycles>
    <meta:editing-duration>PT9H48M18S</meta:editing-duration>
    <meta:generator>LibreOffice/4.3.3.2$Linux_X86_64 LibreOffice_project/430m0$Build-2</meta:generator>
    <meta:document-statistic meta:table-count="6" meta:cell-count="339" meta:object-count="1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